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" svg:font-family="'Noto Sans Devanagari'" style:font-family-generic="swiss"/>
    <style:font-face style:name="Arial, sans-serif" svg:font-family="'Arial, sans-serif'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style:use-window-font-color="true" style:font-name="Times New Roman" fo:language="fr" fo:country="FR" style:font-name-complex="Times New Roman1"/>
    </style:style>
    <style:style style:name="T3" style:family="text">
      <style:text-properties style:use-window-font-color="true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yeditor : Mathilde Nicolas. </text:p>
      <text:p text:style-name="Text_20_body">Creator: Loret Jean (1595 ?-1665). </text:p>
      <text:p text:style-name="Text_20_body">Title: « Hazardée », La Muze historique, Lettre VII en vers à Son Altesse Madame la Duchesse de Nemours. Du 16 février 1664.</text:p>
      <text:p text:style-name="Text_20_body">Date: 16 février 1664. </text:p>
      <text:p text:style-name="Text_20_body">Bibl: Loret Jean, <text:span text:style-name="T1">La muze historique, ou Recueil des lettres en vers contenant les nouvelles du temps : écrites à Son Altesse Mademoizelle de Longueville, depuis duchesse de Nemours (1650-1665).</text:span>, LIEU, Claude Chenault, ANNÉE.</text:p>
      <text:p text:style-name="Text_20_body"><text:span text:style-name="_3c_pb_3e_"/></text:p>
      <text:p text:style-name="Text_20_body"><text:span text:style-name="_3c_pb_3e_"/></text:p>
      <text:p text:style-name="Text_20_body"><text:span text:style-name="_3c_pb_3e_">164</text:span></text:p>
      <text:h text:style-name="Heading_20_1" text:outline-level="1"><text:span text:style-name="T2">LETTRE SEPTIÉME</text:span></text:h>
      <text:p text:style-name="Text_20_body">Du <text:span text:style-name="_3c_date_3e_">[samedi] seize Février</text:span>.</text:p>
      <text:p text:style-name="Text_20_body"/>
      <text:p text:style-name="Text_20_body"><text:span text:style-name="Titre_20_2_20_Car"><text:span text:style-name="T3">HAZARDÉE</text:span></text:span>.</text:p>
      <text:p text:style-name="Text_20_body"/>
      <text:p text:style-name="_3c_l_3e_">MADAME, quoi que peu sçavant,</text:p>
      <text:p text:style-name="_3c_l_3e_">Il faut, dans l’Article suivant, </text:p>
      <text:p text:style-name="_3c_l_3e_">Que d’un beau sujet je discoure, </text:p>
      <text:p text:style-name="_3c_l_3e_">Ou du moins, que je le parcoure ;</text:p>
      <text:p text:style-name="_3c_l_3e_">Ce n’est pas mon intention</text:p>
      <text:p text:style-name="_3c_l_3e_">De faire une Description</text:p>
      <text:p text:style-name="_3c_l_3e_">Reguliére, Pléniére, entiére, </text:p>
      <text:p text:style-name="_3c_l_3e_"><text:soft-page-break/>Du susdit sujet, ou matiére, </text:p>
      <text:p text:style-name="_3c_l_3e_">Ce me seroit trop de tracas :</text:p>
      <text:p text:style-name="_3c_l_3e_">Mais comme, en de semblables cas,</text:p>
      <text:p text:style-name="_3c_l_3e_"><text:span text:style-name="T4">Ç’a toûjours été ma coûtume</text:span></text:p>
      <text:p text:style-name="_3c_l_3e_"><text:span text:style-name="T4">D’hazarder quelques traits de plume, </text:span></text:p>
      <text:p text:style-name="_3c_l_3e_"><text:span text:style-name="T4">Sans m’amuzer aux longs dicours</text:span></text:p>
      <text:p text:style-name="_3c_l_3e_"><text:span text:style-name="T4">Sans un’œuvre de pluzieurs jours,</text:span></text:p>
      <text:p text:style-name="_3c_l_3e_"><text:span text:style-name="T4">Je n’y vais employer qu’une heure,</text:span></text:p>
      <text:p text:style-name="_3c_l_3e_"><text:span text:style-name="T4">Et c’est assez que je l’éfleure. </text:span></text:p>
      <text:p text:style-name="_3c_l_3e_"/>
      <text:p text:style-name="_3c_l_3e_"><text:span text:style-name="_3c_date_3e_">Mercredy</text:span>, fut le premier jour</text:p>
      <text:p text:style-name="_3c_l_3e_">Où le beau <text:span text:style-name="_3c_tech_3e_">Balet</text:span> de la Cour,</text:p>
      <text:p text:style-name="_3c_l_3e_">Agréable par excélence,</text:p>
      <text:p text:style-name="_3c_l_3e_">Avec grande magnificence,</text:p>
      <text:p text:style-name="_3c_l_3e_">Au <text:span text:style-name="_3c_placeName_3e_">Palais Royal</text:span> fut dansé,</text:p>
      <text:p text:style-name="_3c_l_3e_">Où le <text:span text:style-name="_3c_persName_3e_">Commandant, Charnassé</text:span>,</text:p>
      <text:p text:style-name="_3c_l_3e_">Gentil-homme digne d’estime,</text:p>
      <text:p text:style-name="_3c_l_3e_">À la priére d’un intime,</text:p>
      <text:p text:style-name="_3c_l_3e_">Qui l’en requit obligeamment,</text:p>
      <text:p text:style-name="_3c_l_3e_">M’y fit placer commodément,</text:p>
      <text:p text:style-name="_3c_l_3e_">Et tout contre, par bonne chance,</text:p>
      <text:p text:style-name="_3c_l_3e_"><text:soft-page-break/>D’une Belle, de connoissance.</text:p>
      <text:p text:style-name="_3c_l_3e_">Ce <text:span text:style-name="_3c_tech_3e_">Balet</text:span> des mieux compozez,</text:p>
      <text:p text:style-name="_3c_l_3e_">S’intitule <text:span text:style-name="_3c_tech_3e_">Amours Déguizez</text:span>.</text:p>
      <text:p text:style-name="_3c_l_3e_">Aprés la premiére Musique</text:p>
      <text:p text:style-name="_3c_l_3e_">Qui fut tout-à-fait harmonique,</text:p>
      <text:p text:style-name="_3c_l_3e_"><text:span text:style-name="_3c_name_3e_">Mercure</text:span>, <text:span text:style-name="_3c_name_3e_">Pallas</text:span> et <text:span text:style-name="_3c_name_3e_">Venus</text:span>,</text:p>
      <text:p text:style-name="_3c_l_3e_">Sur le <text:span text:style-name="_3c_placeName_3e_">Téatre</text:span> intervenus,</text:p>
      <text:p text:style-name="_3c_l_3e_">Firent, entr’eux, un Dialogue,</text:p>
      <text:p text:style-name="_3c_l_3e_">Qui du sujet est le Prologue,</text:p>
      <text:p text:style-name="_3c_l_3e_">Où ces belles Divinitez,</text:p>
      <text:p text:style-name="_3c_l_3e_">En Vers par elles récitez,</text:p>
      <text:p text:style-name="_3c_l_3e_"/>
      <text:p text:style-name="_3c_l_3e_">Prétendent donner la victoire,</text:p>
      <text:p text:style-name="_3c_l_3e_">L’une à l’Amour, l’autre à la Gloire :</text:p>
      <text:p text:style-name="_3c_l_3e_"><text:span text:style-name="_3c_name_3e_">Pallas</text:span>, avec son sage Esprit,</text:p>
      <text:p text:style-name="_3c_l_3e_">Le party de la Gloire prit,</text:p>
      <text:p text:style-name="_3c_l_3e_">(Seul but des Lettres et des Armes ;)</text:p>
      <text:p text:style-name="_3c_l_3e_">Et <text:span text:style-name="_3c_name_3e_">Venus</text:span> avec ses doux charmes</text:p>
      <text:p text:style-name="_3c_l_3e_">À qui tant de cœurs font la cour,</text:p>
      <text:p text:style-name="_3c_l_3e_">Ne parla qu’en faveur d’Amour,</text:p>
      <text:p text:style-name="_3c_l_3e_">Chacune dans leurs contreverses,</text:p>
      <text:p text:style-name="_3c_l_3e_"><text:soft-page-break/>Alèguant des raizons diverses :</text:p>
      <text:p text:style-name="_3c_l_3e_">Enfin, ne pouvant s’acorder,</text:p>
      <text:p text:style-name="_3c_l_3e_"><text:span text:style-name="_3c_name_3e_">Mercure</text:span>, sans rien décider,</text:p>
      <text:p text:style-name="_3c_l_3e_">Leur fait accepter pour Arbitre</text:p>
      <text:p text:style-name="_3c_l_3e_"><text:span text:style-name="_3c_persName_3e_">Louis</text:span>, qui mérite le titre</text:p>
      <text:p text:style-name="_3c_l_3e_">Du <text:span text:style-name="_3c_persName_3e_">Roy</text:span> qui le plus judicieux</text:p>
      <text:p text:style-name="_3c_l_3e_">Qui soit sous la rondeur des Cieux,</text:p>
      <text:p text:style-name="_3c_l_3e_"><text:span text:style-name="_3c_persName_3e_">Roy</text:span>, qui dans la fleur de son âge</text:p>
      <text:p text:style-name="_3c_l_3e_">Est aussi charmant qu’il est sage,</text:p>
      <text:p text:style-name="_3c_l_3e_">Et dont ces trois Divinitez</text:p>
      <text:p text:style-name="_3c_l_3e_">Prônans les hautes qualitez,</text:p>
      <text:p text:style-name="_3c_l_3e_">A son honneur cent chozes dizent</text:p>
      <text:p text:style-name="_3c_l_3e_">Et ses Vertus immortalizent.</text:p>
      <text:p text:style-name="_3c_l_3e_">L’excélent Acteur, <text:span text:style-name="_3c_persName_3e_">Floridor</text:span>,</text:p>
      <text:p text:style-name="_3c_l_3e_">Qui vaut mieux que son pézant d’or,</text:p>
      <text:p text:style-name="_3c_l_3e_">Dans son héroïque figure,</text:p>
      <text:p text:style-name="_3c_l_3e_">Réprezenta le Dieu <text:span text:style-name="_3c_name_3e_">Mercure</text:span>.</text:p>
      <text:p text:style-name="_3c_l_3e_"><text:span text:style-name="_3c_persName_3e_">Mademoiselle Des-Oeillets</text:span>,</text:p>
      <text:p text:style-name="_3c_l_3e_">Qui dans ses Rolles, ou Rollets,</text:p>
      <text:p text:style-name="_3c_l_3e_">A paru toûjours admirable,</text:p>
      <text:p text:style-name="_3c_l_3e_">(D’autres dizent incomparable)</text:p>
      <text:p text:style-name="_3c_l_3e_"><text:soft-page-break/>Ayant, et lance et coutelas,</text:p>
      <text:p text:style-name="_3c_l_3e_">Faizoit <text:span text:style-name="_3c_name_3e_">la Guerriére Pallas</text:span>,</text:p>
      <text:p text:style-name="_3c_l_3e_">Et du <text:span text:style-name="_3c_persName_3e_">sieur Monfleury la Fille</text:span>,</text:p>
      <text:p text:style-name="_3c_l_3e_">Qui d’un air assez charmant brille,</text:p>
      <text:p text:style-name="_3c_l_3e_">Et mieux que ses riches atours,</text:p>
      <text:p text:style-name="_3c_l_3e_">Étoit la <text:span text:style-name="_3c_name_3e_">Mére des Amours</text:span>,</text:p>
      <text:p text:style-name="_3c_l_3e_">Dont tous trois de l’honneur acquirent,</text:p>
      <text:p text:style-name="_3c_l_3e_">Et firent bien tout ce qu’ils firent.</text:p>
      <text:p text:style-name="_3c_l_3e_">Le <text:span text:style-name="_3c_tech_3e_">Ballet </text:span>aprés commença,</text:p>
      <text:p text:style-name="Text_20_body"/>
      <text:p text:style-name="Text_20_body"><text:span text:style-name="_3c_pb_3e_">165</text:span></text:p>
      <text:p text:style-name="_3c_l_3e_">Où nôtre <text:span text:style-name="_3c_persName_3e_">Monarque</text:span> dansa</text:p>
      <text:p text:style-name="_3c_l_3e_">Avec cette grace Royale</text:p>
      <text:p text:style-name="_3c_l_3e_">Qui dans l’Europe est sans égale.</text:p>
      <text:p text:style-name="_3c_l_3e_">Aprés luy, <text:span text:style-name="_3c_persName_3e_">Monsieur d’Orleans</text:span>,</text:p>
      <text:p text:style-name="_3c_l_3e_">Fut le plus Galant de léans,</text:p>
      <text:p text:style-name="_3c_l_3e_">Montrant une si noble adresse,</text:p>
      <text:p text:style-name="_3c_l_3e_">Que par le bel air et justesse,</text:p>
      <text:p text:style-name="_3c_l_3e_">Dont ses pas êtoient animez,</text:p>
      <text:p text:style-name="_3c_l_3e_">Pluzieurs beaux yeux furent charmez.</text:p>
      <text:p text:style-name="_3c_l_3e_"><text:span text:style-name="_3c_persName_3e_">Maint Prince, Duc et Pair de France</text:span>,</text:p>
      <text:p text:style-name="_3c_l_3e_"><text:soft-page-break/>Qui sçavent aussi bien la dance,</text:p>
      <text:p text:style-name="_3c_l_3e_">Que le Mêtier de guerroyer,</text:p>
      <text:p text:style-name="_3c_l_3e_">Lors que Mars veut les employer,</text:p>
      <text:p text:style-name="_3c_l_3e_">Audit <text:span text:style-name="_3c_tech_3e_">Balet </text:span>se signalérent,</text:p>
      <text:p text:style-name="_3c_l_3e_">Et fort galamment y dansérent,</text:p>
      <text:p text:style-name="_3c_l_3e_">Étant Gens d’élite et de choix,</text:p>
      <text:p text:style-name="_3c_l_3e_">Mais qui plus, qui moins, toutefois,</text:p>
      <text:p text:style-name="_3c_l_3e_">Enfin, mainte Personne illustre</text:p>
      <text:p text:style-name="_3c_l_3e_">Parut, illec, dans tout son lustre.</text:p>
      <text:p text:style-name="_3c_l_3e_"><text:span text:style-name="_3c_persName_3e_">La jeune Reine</text:span> mesmement,</text:p>
      <text:p text:style-name="_3c_l_3e_">De la Cour le cher Ornement,</text:p>
      <text:p text:style-name="_3c_l_3e_">De mille graces assortie,</text:p>
      <text:p text:style-name="_3c_l_3e_">Voulut être de la partie,</text:p>
      <text:p text:style-name="_3c_l_3e_">Avec cette douce fierté,</text:p>
      <text:p text:style-name="_3c_l_3e_">Naturelle à Sa Majesté,</text:p>
      <text:p text:style-name="_3c_l_3e_">Qui marque sa naissance Auguste,</text:p>
      <text:p text:style-name="_3c_l_3e_">Y dansa fort bien et fort juste.</text:p>
      <text:p text:style-name="_3c_l_3e_">Pluzieurs autres nobles Objets,</text:p>
      <text:p text:style-name="_3c_l_3e_">Dont bien des cœurs sont les sujets,</text:p>
      <text:p text:style-name="_3c_l_3e_">Augmentans, comme des miracles,</text:p>
      <text:p text:style-name="_3c_l_3e_">La pompe et l’éclat des spectacles,</text:p>
      <text:p text:style-name="_3c_l_3e_"><text:soft-page-break/>Avec un parfait agrément,</text:p>
      <text:p text:style-name="_3c_l_3e_">Y dansérent pareillement ;</text:p>
      <text:p text:style-name="_3c_l_3e_">Et comme elles sont toutes belles,</text:p>
      <text:p text:style-name="_3c_l_3e_">Je vais spécifier icelles</text:p>
      <text:p text:style-name="_3c_l_3e_">Dans un stile simple et naïf,</text:p>
      <text:p text:style-name="_3c_l_3e_">Et non d’un ton superlatif</text:p>
      <text:p text:style-name="_3c_l_3e_">Sans afecter, mesme, aucun ordre,</text:p>
      <text:p text:style-name="_3c_l_3e_">De peur qu’on y trouvât à mordre,</text:p>
      <text:p text:style-name="_3c_l_3e_">Ny relever leurs qualitez</text:p>
      <text:p text:style-name="_3c_l_3e_">Par pointes et subtilitez.</text:p>
      <text:p text:style-name="_3c_l_3e_">De leurs Noms voicy, donc, la liste,</text:p>
      <text:p text:style-name="_3c_l_3e_">Comme ils viendront à l’improviste,</text:p>
      <text:p text:style-name="_3c_l_3e_">Sans y chercher d’autre façon ;</text:p>
      <text:p text:style-name="_3c_l_3e_">On m’a donné cette leçon.</text:p>
      <text:p text:style-name="_3c_l_3e_"><text:span text:style-name="_3c_foreign_3e_">Primo</text:span>, cette <text:span text:style-name="_3c_persName_3e_">aimable Princesse,</text:span></text:p>
      <text:p text:style-name="_3c_l_3e_"><text:span text:style-name="_3c_persName_3e_">Qui de Soissons est la Comtesse</text:span>,</text:p>
      <text:p text:style-name="_3c_l_3e_">Un des beaux Esprits de la Cour,</text:p>
      <text:p text:style-name="_3c_l_3e_">Digne d’honneur, digne d’amour,</text:p>
      <text:p text:style-name="_3c_l_3e_">Et (ce qui vaut mieux qu’un Domaine)</text:p>
      <text:p text:style-name="_3c_l_3e_">Sur-intendante chez la Reine.</text:p>
      <text:p text:style-name="_3c_l_3e_">D’Elbeuf la Fille, et non la Sœur,</text:p>
      <text:p text:style-name="_3c_l_3e_"><text:soft-page-break/>Dont les yeux ont grande douceur,</text:p>
      <text:p text:style-name="_3c_l_3e_">Dont la face est claire et seraine,</text:p>
      <text:p text:style-name="_3c_l_3e_"/>
      <text:p text:style-name="_3c_l_3e_">Et qui vient du Sang de Loraine.</text:p>
      <text:p text:style-name="_3c_l_3e_"><text:span text:style-name="_3c_persName_3e_">Mademoizelle de Nemours</text:span>,</text:p>
      <text:p text:style-name="_3c_l_3e_">Qui, dans la fleur de ses beaux jours,</text:p>
      <text:p text:style-name="_3c_l_3e_">Est un amas de belles chozes,</text:p>
      <text:p text:style-name="_3c_l_3e_">Et, sur tout, de lys et de rozes.</text:p>
      <text:p text:style-name="_3c_l_3e_">Sa Cadette, dont l’air charmant, <office:annotation office:name="__Annotation__223_895801051"><dc:creator>Windows User</dc:creator><dc:date>2020-02-12T15:35:00</dc:date><loext:sender-initials>WU</loext:sender-initials><text:p><text:span text:style-name="T5">Il y avait une note intéressante dans le texte précisant le nom de la cadette, faut-il la transcrire ?</text:span></text:p><text:p/></office:annotation>[<text:span text:style-name="_3c_persName_3e_">Mademoiselle d’Aumale</text:span>.]<office:annotation-end office:name="__Annotation__223_895801051"/></text:p>
      <text:p text:style-name="_3c_l_3e_">Pouroit d’un Dieu faire un amant,</text:p>
      <text:p text:style-name="_3c_l_3e_">Blanche et fraîche comme une Aurore,</text:p>
      <text:p text:style-name="_3c_l_3e_">Et qui-là reprézentoit <text:span text:style-name="_3c_name_3e_">Flore</text:span>.</text:p>
      <text:p text:style-name="_3c_l_3e_">La noble <text:span text:style-name="_3c_persName_3e_">Dame de Créqui</text:span>,</text:p>
      <text:p text:style-name="_3c_l_3e_">Adorable Duchesse, et qui</text:p>
      <text:p text:style-name="_3c_l_3e_">Peut passer, dans toute croyance,</text:p>
      <text:p text:style-name="_3c_l_3e_">Pour un des beaux Objets de France.</text:p>
      <text:p text:style-name="_3c_l_3e_">La jeune <text:span text:style-name="_3c_persName_3e_">Madame de Foix</text:span>,</text:p>
      <text:p text:style-name="_3c_l_3e_">Dont chacun dit, à haute voix,</text:p>
      <text:p text:style-name="_3c_l_3e_">Que dans tout le Monde habitable</text:p>
      <text:p text:style-name="_3c_l_3e_">On ne voit rien de plus aimable.</text:p>
      <text:p text:style-name="_3c_l_3e_">L’agréable et jeune <text:span text:style-name="_3c_persName_3e_">Sully</text:span>,</text:p>
      <text:p text:style-name="_3c_l_3e_"><text:soft-page-break/>Au vizage frais et joly.</text:p>
      <text:p text:style-name="_3c_l_3e_">L’incomparable <text:span text:style-name="_3c_persName_3e_">de Luynes</text:span>,</text:p>
      <text:p text:style-name="_3c_l_3e_">Dont les beautez presque divines,</text:p>
      <text:p text:style-name="_3c_l_3e_">Les yeux, la gorge, et l’en-bon-point</text:p>
      <text:p text:style-name="_3c_l_3e_">Blessent et ne guérissent point.</text:p>
      <text:p text:style-name="_3c_l_3e_"><text:span text:style-name="_3c_persName_3e_">Vilequier, Marquize</text:span> excellente,</text:p>
      <text:p text:style-name="_3c_l_3e_">Spiritüelle, intelligente,</text:p>
      <text:p text:style-name="_3c_l_3e_">Dont la Personne a des apas,</text:p>
      <text:p text:style-name="_3c_l_3e_">Et qui, sur-tout, fait de beaux pas,</text:p>
      <text:p text:style-name="_3c_l_3e_">Etant parée, ou non parée,</text:p>
      <text:p text:style-name="_3c_l_3e_">En dançant toûjours admirée.</text:p>
      <text:p text:style-name="_3c_l_3e_">L’agréable <text:span text:style-name="_3c_persName_3e_">de Montespan</text:span>,</text:p>
      <text:p text:style-name="_3c_l_3e_">Que l’on peut nommer un beau plan</text:p>
      <text:p text:style-name="_3c_l_3e_">De toutes les graces touchantes</text:p>
      <text:p text:style-name="_3c_l_3e_">Qui rendent les Dames charmantes.</text:p>
      <text:p text:style-name="_3c_l_3e_">La jeune <text:span text:style-name="_3c_persName_3e_">Dame de Vibray</text:span>,</text:p>
      <text:p text:style-name="_3c_l_3e_">Laquelle, pour dire le vray,</text:p>
      <text:p text:style-name="_3c_l_3e_">Et bien parler comme il faut d’elle,</text:p>
      <text:p text:style-name="_3c_l_3e_">A la gloire d’être fort belle ;</text:p>
      <text:p text:style-name="_3c_l_3e_">D’honnêtes Gens m’ont dit cela,</text:p>
      <text:p text:style-name="_3c_l_3e_">Car je ne la vis pas bien-là.</text:p>
      <text:p text:style-name="_3c_l_3e_"><text:soft-page-break/><text:span text:style-name="_3c_persName_3e_">Montauzier</text:span>, digne et rare Fille,</text:p>
      <text:p text:style-name="_3c_l_3e_">En qui la vertu toûjours brille,</text:p>
      <text:p text:style-name="_3c_l_3e_">L’esprit, la prudence et l’honneur,</text:p>
      <text:p text:style-name="_3c_l_3e_">Qui n’est pas un petit bon-heur,</text:p>
      <text:p text:style-name="_3c_l_3e_"><text:span text:style-name="_3c_persName_3e_">Brancas</text:span>, dont l’angélique face</text:p>
      <text:p text:style-name="_3c_l_3e_">L’éclat des plus beaux lys éface,</text:p>
      <text:p text:style-name="_3c_l_3e_">Fille qu’on aime, avec raizon,</text:p>
      <text:p text:style-name="_3c_l_3e_">Et d’illustre et bonne Maizon.</text:p>
      <text:p text:style-name="_3c_l_3e_"><text:span text:style-name="_3c_persName_3e_">Grancé</text:span>, belle et jeune Normande,</text:p>
      <text:p text:style-name="_3c_l_3e_">Des plus aimables de sa bande,</text:p>
      <text:p text:style-name="_3c_l_3e_">Et qui, parmy ces qualitez,</text:p>
      <text:p text:style-name="_3c_l_3e_">Est fort noble des deux côtez.</text:p>
      <text:p text:style-name="_3c_l_3e_"><text:span text:style-name="_3c_persName_3e_">Castelnau</text:span>, beauté singuliére,</text:p>
      <text:p text:style-name="_3c_l_3e_">Douce fleur, roze printaniére,</text:p>
      <text:p text:style-name="_3c_l_3e_">Dont le Pére, Homme martial,</text:p>
      <text:p text:style-name="_3c_l_3e_"/>
      <text:p text:style-name="Text_20_body"><text:span text:style-name="_3c_pb_3e_">166</text:span></text:p>
      <text:p text:style-name="_3c_l_3e_">En mourant fut fait Marêchal.</text:p>
      <text:p text:style-name="_3c_l_3e_"><text:span text:style-name="_3c_persName_3e_">Mademoiselle de la Mothe</text:span>,</text:p>
      <text:p text:style-name="_3c_l_3e_">Pour qui maint noble cœur sanglote,</text:p>
      <text:p text:style-name="_3c_l_3e_">Ayant des mérites assez,</text:p>
      <text:p text:style-name="_3c_l_3e_"><text:soft-page-break/>Pour attacher les mieux sensez.</text:p>
      <text:p text:style-name="_3c_l_3e_"><text:span text:style-name="_3c_persName_3e_">Dardennes</text:span>, Fille ravissante,</text:p>
      <text:p text:style-name="_3c_l_3e_">D’humeur belle et divertissante,</text:p>
      <text:p text:style-name="_3c_l_3e_">Et qui porte dans ses beaux yeux</text:p>
      <text:p text:style-name="_3c_l_3e_">Dequoy charmer des demy-Dieux.</text:p>
      <text:p text:style-name="_3c_l_3e_"><text:span text:style-name="_3c_persName_3e_">D’Arquien</text:span>, dont l’esprit est fort sage,</text:p>
      <text:p text:style-name="_3c_l_3e_">Et dont les yeux et le vizage</text:p>
      <text:p text:style-name="_3c_l_3e_">Ont je ne sçay quoy d’assez doux</text:p>
      <text:p text:style-name="_3c_l_3e_">Pour mériter un digne Epoux.</text:p>
      <text:p text:style-name="_3c_l_3e_"><text:span text:style-name="_3c_persName_3e_">Cologon</text:span>, la belle inhumaine,</text:p>
      <text:p text:style-name="_3c_l_3e_">Qu’on estime fort chez la Reine,</text:p>
      <text:p text:style-name="_3c_l_3e_">Et qui par ses charmes vainqueurs</text:p>
      <text:p text:style-name="_3c_l_3e_">Se peut asservir bien des cœurs.</text:p>
      <text:p text:style-name="_3c_l_3e_"><text:span text:style-name="_3c_persName_3e_">De-Pons</text:span>, illustre Demoizelle,</text:p>
      <text:p text:style-name="_3c_l_3e_">De l’Honneur vizible modelle,</text:p>
      <text:p text:style-name="_3c_l_3e_">Très-digne du doux Sacrement,</text:p>
      <text:p text:style-name="_3c_l_3e_">Et qui dance admirablement.</text:p>
      <text:p text:style-name="_3c_l_3e_">J’ay pensé faire une folie,</text:p>
      <text:p text:style-name="_3c_l_3e_">En oubliant cette jolie,</text:p>
      <text:p text:style-name="_3c_l_3e_">Cette pucelle <text:span text:style-name="_3c_persName_3e_">Sévigny</text:span>,</text:p>
      <text:p text:style-name="_3c_l_3e_">Objet de mérite infiny ;</text:p>
      <text:p text:style-name="_3c_l_3e_"><text:soft-page-break/>Certes, moy, qui l’ay deux fois vûë</text:p>
      <text:p text:style-name="_3c_l_3e_">De divins agrémens pourvûë,</text:p>
      <text:p text:style-name="_3c_l_3e_">Et d’une très-rare beauté,</text:p>
      <text:p text:style-name="_3c_l_3e_">Aux Balets de Sa Majesté,</text:p>
      <text:p text:style-name="_3c_l_3e_">Si quelqu’un s’en venoit me dire,</text:p>
      <text:p text:style-name="_3c_l_3e_">Et fût-ce le Roy nôtre Sire,</text:p>
      <text:p text:style-name="_3c_l_3e_">As-tu rien vû de si mignon ?</text:p>
      <text:p text:style-name="_3c_l_3e_">Je dirois hardiment que non.</text:p>
      <text:p text:style-name="_3c_l_3e_">Outre ces Beautez éclatantes,</text:p>
      <text:p text:style-name="_3c_l_3e_">La plus-part des Dames importantes,</text:p>
      <text:p text:style-name="_3c_l_3e_"><text:span text:style-name="_3c_persName_3e_">Cinq ou six Fillettes encor</text:span>,</text:p>
      <text:p text:style-name="_3c_l_3e_">Chacun valant un Trézor,</text:p>
      <text:p text:style-name="_3c_l_3e_">Fort joliment s’y trémoussérent,</text:p>
      <text:p text:style-name="_3c_l_3e_">C’est-à-dire très-bien dansérent,</text:p>
      <text:p text:style-name="_3c_l_3e_">Mais leurs noms êtant oubliez</text:p>
      <text:p text:style-name="_3c_l_3e_">Ne sont point icy publiez.</text:p>
      <text:p text:style-name="_3c_l_3e_">Il s’y fit des <text:span text:style-name="_3c_tech_3e_">Concerts </text:span>si rares,</text:p>
      <text:p text:style-name="_3c_l_3e_">Qu’ils eussent touché des Barbares,</text:p>
      <text:p text:style-name="_3c_l_3e_">On chanta quatre ou cinq Récits</text:p>
      <text:p text:style-name="_3c_l_3e_">Qui tenoient tous nos sens surcis.</text:p>
      <text:p text:style-name="_3c_l_3e_">Ces trois aimables Demoizelles, <office:annotation office:name="__Annotation__403_895801051"><dc:creator>Windows User</dc:creator><dc:date>2020-02-12T15:37:00</dc:date><loext:sender-initials>WU</loext:sender-initials><text:p><text:span text:style-name="T5">Il s’agit également d’une note dans le texte. </text:span></text:p></office:annotation>[<text:span text:style-name="_3c_persName_3e_">Mesdem. Hilaire</text:span>, <text:span text:style-name="_3c_persName_3e_">Cercamanan</text:span> et <text:span text:style-name="_3c_persName_3e_">Anne Bergeroti</text:span>.]<office:annotation-end office:name="__Annotation__403_895801051"/></text:p>
      <text:p text:style-name="_3c_l_3e_"><text:soft-page-break/>Qui sont si bonnes Chanterelles,</text:p>
      <text:p text:style-name="_3c_l_3e_">Dont tu vois les noms à côté,</text:p>
      <text:p text:style-name="_3c_l_3e_">N’avaient jamais si bien chanté.</text:p>
      <text:p text:style-name="_3c_l_3e_">Les habits êtoient admirables,</text:p>
      <text:p text:style-name="_3c_l_3e_">Les perspectives agréables,</text:p>
      <text:p text:style-name="_3c_l_3e_">Riches et beaux les ornemens,</text:p>
      <text:p text:style-name="_3c_l_3e_">Et, merveilleux, les changemens.<text:bookmark text:name="_GoBack"/></text:p>
      <text:p text:style-name="_3c_l_3e_">Mais êtant pressé de conclure,</text:p>
      <text:p text:style-name="_3c_l_3e_">Par mon Imprimeur qui murmure,</text:p>
      <text:p text:style-name="_3c_l_3e_">En me dizant, hola, hola,</text:p>
      <text:p text:style-name="_3c_l_3e_">Je suis contraint de brizer-là,</text:p>
      <text:p text:style-name="_3c_l_3e_">Non pas sans dire male-peste ;</text:p>
      <text:p text:style-name="_3c_l_3e_">Aprenez de Balard le reste,</text:p>
      <text:p text:style-name="_3c_l_3e_">Il en a fait un Imprimé</text:p>
      <text:p text:style-name="_3c_l_3e_">Par qui tout Paris est semé ;</text:p>
      <text:p text:style-name="_3c_l_3e_">Et, de plus, la Gazette en Proze</text:p>
      <text:p text:style-name="_3c_l_3e_">En raporte aussi mainte choze.</text:p>
      <text:p text:style-name="_3c_l_3e_">Du moins ce beau <text:span text:style-name="_3c_tech_3e_">Balet Royal</text:span>,</text:p>
      <text:p text:style-name="_3c_l_3e_">Et sérieux, et jovial,</text:p>
      <text:p text:style-name="_3c_l_3e_">Si par hazard je l’estropie</text:p>
      <text:p text:style-name="_3c_l_3e_">Dans cette imparfaite Copie,</text:p>
      <text:p text:style-name="_3c_l_3e_"><text:soft-page-break/>Il se peut vanter qu’aujourd’huy</text:p>
      <text:p text:style-name="_3c_l_3e_">Je n’ay discouru que de luy :</text:p>
      <text:p text:style-name="_3c_l_3e_">Enfin, je suis fort las d’êcrire,</text:p>
      <text:p text:style-name="_3c_l_3e_">Et ne croyois pas en tant dire.</text:p>
      <text:p text:style-name="_3c_l_3e_"/>
      <text:p text:style-name="_3c_l_3e_">Haute <text:span text:style-name="_3c_persName_3e_">Princesse de Nemours</text:span>,</text:p>
      <text:p text:style-name="_3c_l_3e_">Pardonnez à ce long Discours.</text:p>
      <text:p text:style-name="_3c_l_3e_"/>
      <text:p text:style-name="_3c_l_3e_">Achevé, dont je suis bien aize,</text:p>
      <text:p text:style-name="_3c_l_3e_">Du <text:span text:style-name="_3c_date_3e_">second des mois, le jour seize</text:span>.</text:p>
      <text:p text:style-name="Text_20_body"/>
      <text:h text:style-name="Heading_20_3" text:outline-level="3"><text:span text:style-name="T2">Apostile</text:span></text:h>
      <text:p text:style-name="Text_20_body"/>
      <text:p text:style-name="_3c_l_3e_">Cher Lecteur, je crains que ces Vers</text:p>
      <text:p text:style-name="_3c_l_3e_">Ne soient par toy vûs de travers,</text:p>
      <text:p text:style-name="_3c_l_3e_">Comme dignes de tes censures :</text:p>
      <text:p text:style-name="_3c_l_3e_">J’ay fait de meilleures peintures.</text:p>
      <text:p text:style-name="_3c_l_3e_"/>
      <text:p text:style-name="_3c_l_3e_"/>
      <text:p text:style-name="_3c_l_3e_"/>
      <text:p text:style-name="Text_20_body"/>
      <text:p text:style-name="Text_20_body"><text:soft-page-break/>Les titres et corps de texte sont stylés à partir des styles par défaut du logiciel (Titre, Titre 1, Titre 2, Corps de Texte, etc.).</text:p>
      <text:p text:style-name="Text_20_body"/>
      <text:p text:style-name="Text_20_body">Les salutations</text:p>
      <text:p text:style-name="Text_20_body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Text_20_body"><text:span text:style-name="_3c_foreign_3e_"/></text:p>
      <text:p text:style-name="Text_20_body"><text:span text:style-name="_3c_name_3e_">Les noms de personnages</text:span></text:p>
      <text:p text:style-name="Text_20_body"><text:span text:style-name="_3c_name_3e_"/></text:p>
      <text:p text:style-name="Text_20_body"><text:span text:style-name="_3c_persName_3e_">Les noms de personnes réelles</text:span></text:p>
      <text:p text:style-name="Text_20_body"><text:span text:style-name="_3c_persName_3e_"/></text:p>
      <text:p text:style-name="Text_20_body"><text:span text:style-name="_3c_tech_3e_">Les techniques</text:span></text:p>
      <text:p text:style-name="Text_20_body"><text:span text:style-name="_3c_tech_3e_"/></text:p>
      <text:p text:style-name="Text_20_body">L’annonce de l’auteur ou de l’éditeur : « Par Barbier »</text:p>
      <text:p text:style-name="Text_20_body"><text:span text:style-name="_3c_foreign_3e_"/></text:p>
      <text:p text:style-name="Text_20_body"><text:span text:style-name="_3c_pb_3e_">Les numéros de page.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" svg:font-family="'Noto Sans Devanagari'" style:font-family-generic="swiss"/>
    <style:font-face style:name="Arial, sans-serif" svg:font-family="'Arial, sans-serif'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91in" fo:margin-bottom="0.0591in" loext:contextual-spacing="false" fo:line-height="115%" fo:text-align="justify" style:justify-single-word="false" fo:hyphenation-ladder-count="no-limit" style:vertical-align="auto"/>
      <style:text-properties style:font-name="Times" fo:font-family="Times" style:font-family-generic="roman" style:font-pitch="variable" fo:language="fr" fo:country="FR" style:letter-kerning="false" style:font-name-asian="Times1" style:font-family-asian="Times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size-complex="11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size-complex="10.5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Contents" style:display-name="List Contents" style:family="paragraph" style:parent-style-name="Standard_20__28_user_29_" style:default-outline-level="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_20__28_user_29_" style:next-style-name="List_20_Contents" style:default-outline-level="" style:class="html"/>
    <style:style style:name="_3c_salute_3e_" style:display-name="&lt;salute&gt;" style:family="paragraph" style:parent-style-name="Standard" style:next-style-name="Text_20_body" style:default-outline-level="">
      <style:paragraph-properties fo:margin-top="0.3937in" fo:margin-bottom="0.3937in" loext:contextual-spacing="false" fo:hyphenation-ladder-count="no-limit" style:vertical-align="auto"/>
      <style:text-properties style:font-name="Times" fo:font-family="Times" style:font-family-generic="roman" style:font-pitch="variable" fo:language="fr" fo:country="FR" style:letter-kerning="false" style:font-name-asian="Times1" style:font-family-asian="Times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_3c_byline_3e_" style:display-name="&lt;byline&gt;" style:family="paragraph" style:parent-style-name="Standard" style:next-style-name="Text_20_body" style:default-outline-level="">
      <style:paragraph-properties fo:text-align="end" style:justify-single-word="false" fo:hyphenation-ladder-count="no-limit" style:vertical-align="auto"/>
      <style:text-properties style:font-name="Times" fo:font-family="Times" style:font-family-generic="roman" style:font-pitch="variable" fo:language="fr" fo:country="FR" style:letter-kerning="false" style:font-name-asian="Times1" style:font-family-asian="Times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_3c_l_3e_" style:display-name="&lt;l&gt;" style:family="paragraph" style:parent-style-name="Standard" style:default-outline-level="">
      <style:paragraph-properties fo:hyphenation-ladder-count="no-limit" style:vertical-align="auto"/>
      <style:text-properties style:font-name="Times" fo:font-family="Times" style:font-family-generic="roman" style:font-pitch="variable" fo:language="fr" fo:country="FR" style:letter-kerning="false" style:font-name-asian="Times1" style:font-family-asian="Times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family="'Arial, sans-serif'" style:font-family-generic="roman" style:font-pitch="variable" fo:font-size="11pt" style:font-size-asian="11pt" fo:background-color="#ffffff"/>
    </style:style>
    <style:style style:name="_3c_persName_3e_" style:display-name="&lt;persName&gt;" style:family="text">
      <style:text-properties style:use-window-font-color="true" loext:padding="0.0138in" loext:border="0.26pt solid #81d41a" fo:background-color="#ffff00"/>
    </style:style>
    <style:style style:name="_3c_placeName_3e_" style:display-name="&lt;placeName&gt;" style:family="text">
      <style:text-properties loext:padding="0.0138in" loext:border="0.26pt solid #ffaa95" fo:background-color="#ff0000"/>
    </style:style>
    <style:style style:name="_3c_name_3e_" style:display-name="&lt;name&gt;" style:family="text">
      <style:text-properties loext:padding="0.0138in" loext:border="0.26pt solid #b4c7dc" fo:background-color="#0000ff"/>
    </style:style>
    <style:style style:name="_3c_tech_3e_" style:display-name="&lt;tech&gt;" style:family="text">
      <style:text-properties loext:padding="0.0138in" loext:border="0.26pt solid #ffe994"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family="Times" style:font-family-generic="roman" style:font-pitch="variable" fo:language="fr" fo:country="FR" style:letter-kerning="false" style:font-name-asian="Times1" style:font-family-asian="Times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>
      <style:text-properties loext:padding="0in" loext:border="0.51pt solid #7030a0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size-complex="14.5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size-complex="11.5pt"/>
    </style:style>
    <style:style style:name="Titre_20_3_20_Car" style:display-name="Titre 3 Car" style:family="text" style:parent-style-name="Default_20_Paragraph_20_Font"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size-complex="10.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9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9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Transformer</meta:initial-creator>
    <dc:creator>Windows User</dc:creator>
    <meta:editing-cycles>12</meta:editing-cycles>
    <meta:creation-date>2020-02-11T17:05:00</meta:creation-date>
    <dc:date>2020-02-12T14:38:00</dc:date>
    <meta:editing-duration>PT1H27M</meta:editing-duration>
    <meta:generator>LibreOffice/6.3.4.2$Linux_X86_64 LibreOffice_project/60da17e045e08f1793c57c00ba83cdfce946d0aa</meta:generator>
    <meta:document-statistic meta:table-count="0" meta:image-count="0" meta:object-count="0" meta:page-count="15" meta:paragraph-count="287" meta:word-count="1520" meta:character-count="8811" meta:non-whitespace-character-count="75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